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center"/>
      <style:text-properties style:language-asian="fr" style:country-asian="FR"/>
    </style:style>
    <style:style style:name="P2" style:parent-style-name="Titre" style:family="paragraph">
      <style:paragraph-properties fo:text-align="center"/>
      <style:text-properties style:language-asian="fr" style:country-asian="FR"/>
    </style:style>
    <style:style style:name="P3" style:parent-style-name="Titre" style:family="paragraph">
      <style:paragraph-properties fo:text-align="center"/>
      <style:text-properties style:language-asian="fr" style:country-asian="FR"/>
    </style:style>
    <style:style style:name="P4" style:parent-style-name="Titre" style:family="paragraph">
      <style:paragraph-properties fo:text-align="center"/>
      <style:text-properties style:language-asian="fr" style:country-asian="FR"/>
    </style:style>
    <style:style style:name="P5" style:parent-style-name="Titre" style:family="paragraph">
      <style:paragraph-properties fo:text-align="center"/>
      <style:text-properties style:language-asian="fr" style:country-asian="FR"/>
    </style:style>
    <style:style style:name="P6" style:parent-style-name="Normal" style:family="paragraph">
      <style:paragraph-properties fo:break-before="page"/>
    </style:style>
    <style:style style:name="P7" style:parent-style-name="Normal" style:family="paragraph">
      <style:text-properties style:language-asian="fr" style:country-asian="FR"/>
    </style:style>
    <style:style style:name="P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9" style:parent-style-name="Lienhypertexte" style:family="text">
      <style:text-properties style:font-name-asian="Times New Roman" style:language-asian="fr" style:country-asian="FR"/>
    </style:style>
    <style:style style:name="T10" style:parent-style-name="Lienhypertexte" style:family="text">
      <style:text-properties style:font-name-asian="Times New Roman" style:language-asian="fr" style:country-asian="FR"/>
    </style:style>
    <style:style style:name="P1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2" style:parent-style-name="Lienhypertexte" style:family="text">
      <style:text-properties style:font-name-asian="Times New Roman" style:language-asian="fr" style:country-asian="FR"/>
    </style:style>
    <style:style style:name="T13" style:parent-style-name="Policepardéfaut" style:family="text">
      <style:text-properties style:font-name-asian="Times New Roman" style:language-asian="fr" style:country-asian="FR"/>
    </style:style>
    <style:style style:name="T14" style:parent-style-name="Lienhypertexte" style:family="text">
      <style:text-properties style:font-name-asian="Times New Roman" style:language-asian="fr" style:country-asian="FR"/>
    </style:style>
    <style:style style:name="P1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6" style:parent-style-name="Lienhypertexte" style:family="text">
      <style:text-properties style:font-name-asian="Times New Roman" style:language-asian="fr" style:country-asian="FR"/>
    </style:style>
    <style:style style:name="T17" style:parent-style-name="Policepardéfaut" style:family="text">
      <style:text-properties style:font-name-asian="Times New Roman" style:language-asian="fr" style:country-asian="FR"/>
    </style:style>
    <style:style style:name="T18" style:parent-style-name="Lienhypertexte" style:family="text">
      <style:text-properties style:font-name-asian="Times New Roman" style:language-asian="fr" style:country-asian="FR"/>
    </style:style>
    <style:style style:name="P1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0" style:parent-style-name="Lienhypertexte" style:family="text">
      <style:text-properties style:font-name-asian="Times New Roman" style:language-asian="fr" style:country-asian="FR"/>
    </style:style>
    <style:style style:name="T21" style:parent-style-name="Policepardéfaut" style:family="text">
      <style:text-properties style:font-name-asian="Times New Roman" style:language-asian="fr" style:country-asian="FR"/>
    </style:style>
    <style:style style:name="T22" style:parent-style-name="Lienhypertexte" style:family="text">
      <style:text-properties style:font-name-asian="Times New Roman" style:language-asian="fr" style:country-asian="FR"/>
    </style:style>
    <style:style style:name="P2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4" style:parent-style-name="Lienhypertexte" style:family="text">
      <style:text-properties style:font-name-asian="Times New Roman" style:language-asian="fr" style:country-asian="FR"/>
    </style:style>
    <style:style style:name="T25" style:parent-style-name="Policepardéfaut" style:family="text">
      <style:text-properties style:font-name-asian="Times New Roman" style:language-asian="fr" style:country-asian="FR"/>
    </style:style>
    <style:style style:name="T26" style:parent-style-name="Lienhypertexte" style:family="text">
      <style:text-properties style:font-name-asian="Times New Roman" style:language-asian="fr" style:country-asian="FR"/>
    </style:style>
    <style:style style:name="P2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8" style:parent-style-name="Lienhypertexte" style:family="text">
      <style:text-properties style:font-name-asian="Times New Roman" style:language-asian="fr" style:country-asian="FR"/>
    </style:style>
    <style:style style:name="T29" style:parent-style-name="Policepardéfaut" style:family="text">
      <style:text-properties style:font-name-asian="Times New Roman" style:language-asian="fr" style:country-asian="FR"/>
    </style:style>
    <style:style style:name="T30" style:parent-style-name="Lienhypertexte" style:family="text">
      <style:text-properties style:font-name-asian="Times New Roman" style:language-asian="fr" style:country-asian="FR"/>
    </style:style>
    <style:style style:name="P3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2" style:parent-style-name="Lienhypertexte" style:family="text">
      <style:text-properties style:font-name-asian="Times New Roman" style:language-asian="fr" style:country-asian="FR"/>
    </style:style>
    <style:style style:name="T33" style:parent-style-name="Lienhypertexte" style:family="text">
      <style:text-properties style:font-name-asian="Times New Roman" style:language-asian="fr" style:country-asian="FR"/>
    </style:style>
    <style:style style:name="P3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5" style:parent-style-name="Lienhypertexte" style:family="text">
      <style:text-properties style:font-name-asian="Times New Roman" style:language-asian="fr" style:country-asian="FR"/>
    </style:style>
    <style:style style:name="T36" style:parent-style-name="Policepardéfaut" style:family="text">
      <style:text-properties style:font-name-asian="Times New Roman" style:language-asian="fr" style:country-asian="FR"/>
    </style:style>
    <style:style style:name="T37" style:parent-style-name="Lienhypertexte" style:family="text">
      <style:text-properties style:font-name-asian="Times New Roman" style:language-asian="fr" style:country-asian="FR"/>
    </style:style>
    <style:style style:name="P3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9" style:parent-style-name="Lienhypertexte" style:family="text">
      <style:text-properties style:font-name-asian="Times New Roman" style:language-asian="fr" style:country-asian="FR"/>
    </style:style>
    <style:style style:name="T40" style:parent-style-name="Policepardéfaut" style:family="text">
      <style:text-properties style:font-name-asian="Times New Roman" style:language-asian="fr" style:country-asian="FR"/>
    </style:style>
    <style:style style:name="T41" style:parent-style-name="Lienhypertexte" style:family="text">
      <style:text-properties style:font-name-asian="Times New Roman" style:language-asian="fr" style:country-asian="FR"/>
    </style:style>
    <style:style style:name="P4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43" style:parent-style-name="Lienhypertexte" style:family="text">
      <style:text-properties style:font-name-asian="Times New Roman" style:language-asian="fr" style:country-asian="FR"/>
    </style:style>
    <style:style style:name="T44" style:parent-style-name="Policepardéfaut" style:family="text">
      <style:text-properties style:font-name-asian="Times New Roman" style:language-asian="fr" style:country-asian="FR"/>
    </style:style>
    <style:style style:name="T45" style:parent-style-name="Lienhypertexte" style:family="text">
      <style:text-properties style:font-name-asian="Times New Roman" style:language-asian="fr" style:country-asian="FR"/>
    </style:style>
    <style:style style:name="P4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47" style:parent-style-name="Lienhypertexte" style:family="text">
      <style:text-properties style:font-name-asian="Times New Roman" style:language-asian="fr" style:country-asian="FR"/>
    </style:style>
    <style:style style:name="T48" style:parent-style-name="Policepardéfaut" style:family="text">
      <style:text-properties style:font-name-asian="Times New Roman" style:language-asian="fr" style:country-asian="FR"/>
    </style:style>
    <style:style style:name="T49" style:parent-style-name="Lienhypertexte" style:family="text">
      <style:text-properties style:font-name-asian="Times New Roman" style:language-asian="fr" style:country-asian="FR"/>
    </style:style>
    <style:style style:name="P5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1" style:parent-style-name="Lienhypertexte" style:family="text">
      <style:text-properties style:font-name-asian="Times New Roman" style:language-asian="fr" style:country-asian="FR"/>
    </style:style>
    <style:style style:name="T52" style:parent-style-name="Policepardéfaut" style:family="text">
      <style:text-properties style:font-name-asian="Times New Roman" style:language-asian="fr" style:country-asian="FR"/>
    </style:style>
    <style:style style:name="T53" style:parent-style-name="Lienhypertexte" style:family="text">
      <style:text-properties style:font-name-asian="Times New Roman" style:language-asian="fr" style:country-asian="FR"/>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55" style:parent-style-name="Lienhypertexte" style:family="text">
      <style:text-properties style:font-name-asian="Times New Roman" style:language-asian="fr" style:country-asian="FR"/>
    </style:style>
    <style:style style:name="T56" style:parent-style-name="Lienhypertexte" style:family="text">
      <style:text-properties style:font-name-asian="Times New Roman" style:language-asian="fr" style:country-asian="FR"/>
    </style:style>
    <style:style style:name="P5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8" style:parent-style-name="Lienhypertexte" style:family="text">
      <style:text-properties style:font-name-asian="Times New Roman" style:language-asian="fr" style:country-asian="FR"/>
    </style:style>
    <style:style style:name="T59" style:parent-style-name="Policepardéfaut" style:family="text">
      <style:text-properties style:font-name-asian="Times New Roman" style:language-asian="fr" style:country-asian="FR"/>
    </style:style>
    <style:style style:name="T60" style:parent-style-name="Lienhypertexte" style:family="text">
      <style:text-properties style:font-name-asian="Times New Roman" style:language-asian="fr" style:country-asian="FR"/>
    </style:style>
    <style:style style:name="P6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62" style:parent-style-name="Lienhypertexte" style:family="text">
      <style:text-properties style:font-name-asian="Times New Roman" style:language-asian="fr" style:country-asian="FR"/>
    </style:style>
    <style:style style:name="T63" style:parent-style-name="Policepardéfaut" style:family="text">
      <style:text-properties style:font-name-asian="Times New Roman" style:language-asian="fr" style:country-asian="FR"/>
    </style:style>
    <style:style style:name="T64" style:parent-style-name="Lienhypertexte" style:family="text">
      <style:text-properties style:font-name-asian="Times New Roman" style:language-asian="fr" style:country-asian="FR"/>
    </style:style>
    <style:style style:name="P6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66" style:parent-style-name="Lienhypertexte" style:family="text">
      <style:text-properties style:font-name-asian="Times New Roman" style:language-asian="fr" style:country-asian="FR"/>
    </style:style>
    <style:style style:name="T67" style:parent-style-name="Policepardéfaut" style:family="text">
      <style:text-properties style:font-name-asian="Times New Roman" style:language-asian="fr" style:country-asian="FR"/>
    </style:style>
    <style:style style:name="T68" style:parent-style-name="Lienhypertexte" style:family="text">
      <style:text-properties style:font-name-asian="Times New Roman" style:language-asian="fr" style:country-asian="FR"/>
    </style:style>
    <style:style style:name="P69" style:parent-style-name="Normal" style:family="paragraph">
      <style:text-properties style:language-asian="fr" style:country-asian="FR"/>
    </style:style>
    <style:style style:name="P70" style:parent-style-name="Normal" style:family="paragraph">
      <style:paragraph-properties fo:break-before="page"/>
    </style:style>
    <style:style style:name="P71" style:parent-style-name="Titre1" style:family="paragraph">
      <style:text-properties style:language-asian="fr" style:country-asian="FR"/>
    </style:style>
    <style:style style:name="P72" style:parent-style-name="Sous-titre" style:family="paragraph">
      <style:text-properties style:language-asian="fr" style:country-asian="FR"/>
    </style:style>
    <style:style style:name="P73" style:parent-style-name="Normal" style:family="paragraph">
      <style:paragraph-properties fo:text-indent="0.4916in"/>
      <style:text-properties style:language-asian="fr" style:country-asian="FR"/>
    </style:style>
    <style:style style:name="P74" style:parent-style-name="Sous-titre" style:family="paragraph">
      <style:text-properties style:language-asian="fr" style:country-asian="FR"/>
    </style:style>
    <style:style style:name="P75" style:parent-style-name="Normal" style:family="paragraph">
      <style:paragraph-properties fo:text-indent="0.4916in"/>
      <style:text-properties style:language-asian="fr" style:country-asian="FR"/>
    </style:style>
    <style:style style:name="P76" style:parent-style-name="Sous-titre" style:family="paragraph">
      <style:text-properties style:language-asian="fr" style:country-asian="FR"/>
    </style:style>
    <style:style style:name="P77" style:parent-style-name="Normal" style:family="paragraph">
      <style:text-properties style:language-asian="fr" style:country-asian="FR"/>
    </style:style>
    <style:style style:name="P78" style:parent-style-name="Sous-titre" style:family="paragraph">
      <style:text-properties style:language-asian="fr" style:country-asian="FR"/>
    </style:style>
    <style:style style:name="P79" style:parent-style-name="Normal" style:family="paragraph">
      <style:paragraph-properties fo:text-indent="0.4916in"/>
      <style:text-properties style:language-asian="fr" style:country-asian="FR"/>
    </style:style>
    <style:style style:name="P80" style:parent-style-name="Sous-titre" style:family="paragraph">
      <style:text-properties style:language-asian="fr" style:country-asian="FR"/>
    </style:style>
    <style:style style:name="P81" style:parent-style-name="Normal" style:family="paragraph">
      <style:text-properties style:language-asian="fr" style:country-asian="FR"/>
    </style:style>
    <style:style style:name="P82" style:parent-style-name="Normal" style:family="paragraph">
      <style:paragraph-properties fo:break-before="page"/>
      <style:text-properties style:language-asian="fr" style:country-asian="FR"/>
    </style:style>
    <style:style style:name="P83" style:parent-style-name="Titre1" style:family="paragraph">
      <style:text-properties style:language-asian="fr" style:country-asian="FR"/>
    </style:style>
    <style:style style:name="P84" style:parent-style-name="Sous-titre" style:family="paragraph">
      <style:text-properties style:language-asian="fr" style:country-asian="FR"/>
    </style:style>
    <style:style style:name="P85" style:parent-style-name="Normal" style:family="paragraph">
      <style:text-properties style:language-asian="fr" style:country-asian="FR"/>
    </style:style>
    <style:style style:name="P86" style:parent-style-name="Paragraphedeliste" style:family="paragraph">
      <style:text-properties style:language-asian="fr" style:country-asian="FR"/>
    </style:style>
    <style:style style:name="P87" style:parent-style-name="Paragraphedeliste" style:family="paragraph">
      <style:text-properties style:language-asian="fr" style:country-asian="FR"/>
    </style:style>
    <style:style style:name="P88" style:parent-style-name="Paragraphedeliste" style:family="paragraph">
      <style:text-properties style:language-asian="fr" style:country-asian="FR"/>
    </style:style>
    <style:style style:name="P89" style:parent-style-name="Normal" style:family="paragraph">
      <style:text-properties style:language-asian="fr" style:country-asian="FR"/>
    </style:style>
    <style:style style:name="P90" style:parent-style-name="Paragraphedeliste" style:family="paragraph">
      <style:text-properties style:language-asian="fr" style:country-asian="FR"/>
    </style:style>
    <style:style style:name="P91" style:parent-style-name="Paragraphedeliste" style:family="paragraph">
      <style:text-properties style:language-asian="fr" style:country-asian="FR"/>
    </style:style>
    <style:style style:name="P92" style:parent-style-name="Paragraphedeliste" style:family="paragraph">
      <style:text-properties style:language-asian="fr" style:country-asian="FR"/>
    </style:style>
    <style:style style:name="P93" style:parent-style-name="Paragraphedeliste" style:family="paragraph">
      <style:text-properties style:language-asian="fr" style:country-asian="FR"/>
    </style:style>
    <style:style style:name="P94" style:parent-style-name="Paragraphedeliste" style:family="paragraph">
      <style:text-properties style:language-asian="fr" style:country-asian="FR"/>
    </style:style>
    <style:style style:name="P95" style:parent-style-name="Sous-titre" style:family="paragraph">
      <style:text-properties style:language-asian="fr" style:country-asian="FR"/>
    </style:style>
    <style:style style:name="P96" style:parent-style-name="Normal" style:family="paragraph">
      <style:paragraph-properties fo:text-indent="0.4916in"/>
      <style:text-properties style:language-asian="fr" style:country-asian="FR"/>
    </style:style>
    <style:style style:name="P97" style:parent-style-name="Sous-titre" style:family="paragraph">
      <style:text-properties style:language-asian="fr" style:country-asian="FR"/>
    </style:style>
    <style:style style:name="P98" style:parent-style-name="Normal" style:family="paragraph">
      <style:paragraph-properties fo:text-indent="0.4916in"/>
      <style:text-properties style:language-asian="fr" style:country-asian="FR"/>
    </style:style>
    <style:style style:name="P99" style:parent-style-name="Sous-titre" style:family="paragraph">
      <style:text-properties style:language-asian="fr" style:country-asian="FR"/>
    </style:style>
    <style:style style:name="P100" style:parent-style-name="Normal" style:family="paragraph">
      <style:text-properties style:language-asian="fr" style:country-asian="FR"/>
    </style:style>
    <style:style style:name="P101" style:parent-style-name="Paragraphedeliste" style:family="paragraph">
      <style:text-properties style:language-asian="fr" style:country-asian="FR"/>
    </style:style>
    <style:style style:name="P102" style:parent-style-name="Normal" style:family="paragraph">
      <style:paragraph-properties fo:margin-left="0.4916in">
        <style:tab-stops/>
      </style:paragraph-properties>
      <style:text-properties style:language-asian="fr" style:country-asian="FR"/>
    </style:style>
    <style:style style:name="P103" style:parent-style-name="Paragraphedeliste" style:family="paragraph">
      <style:text-properties style:language-asian="fr" style:country-asian="FR"/>
    </style:style>
    <style:style style:name="P104" style:parent-style-name="Paragraphedeliste" style:family="paragraph">
      <style:text-properties style:language-asian="fr" style:country-asian="FR"/>
    </style:style>
    <style:style style:name="P105" style:parent-style-name="Paragraphedeliste" style:family="paragraph">
      <style:paragraph-properties fo:margin-left="0.7395in">
        <style:tab-stops/>
      </style:paragraph-properties>
      <style:text-properties style:language-asian="fr" style:country-asian="FR"/>
    </style:style>
    <style:style style:name="P106" style:parent-style-name="Paragraphedeliste" style:family="paragraph">
      <style:text-properties style:language-asian="fr" style:country-asian="FR"/>
    </style:style>
    <style:style style:name="P107" style:parent-style-name="Paragraphedeliste" style:family="paragraph">
      <style:paragraph-properties fo:margin-left="0.7395in">
        <style:tab-stops/>
      </style:paragraph-properties>
      <style:text-properties style:language-asian="fr" style:country-asian="FR"/>
    </style:style>
    <style:style style:name="P108" style:parent-style-name="Paragraphedeliste" style:family="paragraph">
      <style:text-properties style:language-asian="fr" style:country-asian="FR"/>
    </style:style>
    <style:style style:name="P109" style:parent-style-name="Sous-titre" style:family="paragraph">
      <style:text-properties style:language-asian="fr" style:country-asian="FR"/>
    </style:style>
    <style:style style:name="P110" style:parent-style-name="Normal" style:family="paragraph">
      <style:paragraph-properties fo:text-indent="0.25in"/>
      <style:text-properties style:language-asian="fr" style:country-asian="FR"/>
    </style:style>
    <style:style style:name="P111" style:parent-style-name="Normal" style:family="paragraph">
      <style:paragraph-properties fo:text-indent="0.25in"/>
      <style:text-properties style:language-asian="fr" style:country-asian="FR"/>
    </style:style>
    <style:style style:name="P112" style:parent-style-name="Normal" style:family="paragraph">
      <style:paragraph-properties fo:break-before="page"/>
      <style:text-properties style:language-asian="fr" style:country-asian="FR"/>
    </style:style>
    <style:style style:name="P113" style:parent-style-name="Titre1" style:family="paragraph">
      <style:text-properties style:language-asian="fr" style:country-asian="FR"/>
    </style:style>
    <style:style style:name="P114" style:parent-style-name="Sous-titre" style:family="paragraph">
      <style:text-properties style:language-asian="fr" style:country-asian="FR"/>
    </style:style>
    <style:style style:name="P115" style:parent-style-name="Sous-titre" style:family="paragraph">
      <style:text-properties style:language-asian="fr" style:country-asian="FR"/>
    </style:style>
    <style:style style:name="P116" style:parent-style-name="Normal" style:family="paragraph">
      <style:text-properties style:language-asian="fr" style:country-asian="FR"/>
    </style:style>
    <style:style style:name="P117" style:parent-style-name="Sous-titre" style:family="paragraph">
      <style:text-properties style:language-asian="fr" style:country-asian="FR"/>
    </style:style>
    <style:style style:name="P118" style:parent-style-name="Titre1" style:family="paragraph">
      <style:text-properties style:language-asian="fr" style:country-asian="FR"/>
    </style:style>
    <style:style style:name="P119" style:parent-style-name="Paragraphedeliste" style:family="paragraph">
      <style:text-properties style:language-asian="fr" style:country-asian="FR"/>
    </style:style>
    <style:style style:name="P120" style:parent-style-name="Paragraphedeliste" style:family="paragraph">
      <style:text-properties style:language-asian="fr" style:country-asian="FR"/>
    </style:style>
    <style:style style:name="P121" style:parent-style-name="Paragraphedeliste" style:family="paragraph">
      <style:text-properties style:language-asian="fr" style:country-asian="FR"/>
    </style:style>
    <style:style style:name="P122" style:parent-style-name="Paragraphedeliste" style:family="paragraph"/>
    <style:style style:name="T123" style:parent-style-name="Policepardéfaut" style:family="text">
      <style:text-properties style:language-asian="fr" style:country-asian="FR"/>
    </style:style>
    <style:style style:name="T124" style:parent-style-name="Policepardéfaut" style:family="text">
      <style:text-properties style:language-asian="fr" style:country-asian="FR"/>
    </style:style>
  </office:automatic-styles>
  <office:body>
    <office:text text:use-soft-page-breaks="true">
      <text:p text:style-name="P1"/>
      <text:p text:style-name="P2"/>
      <text:p text:style-name="P3"/>
      <text:p text:style-name="P4">Cahier des charges</text:p>
      <text:p text:style-name="P5">101_PROJECTS</text:p>
      <text:p text:style-name="P6"/>
      <text:p text:style-name="En-têtedetabledesmatières">Table des matières</text:p>
      <text:p text:style-name="P7"/>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506165234" office:target-frame-name="_top" xlink:show="replace"><text:span text:style-name="T9">1.</text:span><text:tab/><text:span text:style-name="T10">Présentation d’ensemble du projet</text:span><text:tab/>3</text:a></text:p>
          <text:p text:style-name="P11"><text:a xlink:href="#_Toc506165235" office:target-frame-name="_top" xlink:show="replace"><text:span text:style-name="T12">a)</text:span><text:span text:style-name="T13"><text:tab/></text:span><text:span text:style-name="T14">Objectifs de la solution</text:span><text:tab/>3</text:a></text:p>
          <text:p text:style-name="P15"><text:a xlink:href="#_Toc506165236" office:target-frame-name="_top" xlink:show="replace"><text:span text:style-name="T16">b)</text:span><text:span text:style-name="T17"><text:tab/></text:span><text:span text:style-name="T18">Cible</text:span><text:tab/>3</text:a></text:p>
          <text:p text:style-name="P19"><text:a xlink:href="#_Toc506165237" office:target-frame-name="_top" xlink:show="replace"><text:span text:style-name="T20">c)</text:span><text:span text:style-name="T21"><text:tab/></text:span><text:span text:style-name="T22">Niveau d’activité</text:span><text:tab/>3</text:a></text:p>
          <text:p text:style-name="P23"><text:a xlink:href="#_Toc506165238" office:target-frame-name="_top" xlink:show="replace"><text:span text:style-name="T24">d)</text:span><text:span text:style-name="T25"><text:tab/></text:span><text:span text:style-name="T26">Périmètre</text:span><text:tab/>3</text:a></text:p>
          <text:p text:style-name="P27"><text:a xlink:href="#_Toc506165239" office:target-frame-name="_top" xlink:show="replace"><text:span text:style-name="T28">e)</text:span><text:span text:style-name="T29"><text:tab/></text:span><text:span text:style-name="T30">Hébergement</text:span><text:tab/>3</text:a></text:p>
          <text:p text:style-name="P31"><text:a xlink:href="#_Toc506165240" office:target-frame-name="_top" xlink:show="replace"><text:span text:style-name="T32">2.</text:span><text:tab/><text:span text:style-name="T33">Description fonctionnelle</text:span><text:tab/>3</text:a></text:p>
          <text:p text:style-name="P34"><text:a xlink:href="#_Toc506165241" office:target-frame-name="_top" xlink:show="replace"><text:span text:style-name="T35">a)</text:span><text:span text:style-name="T36"><text:tab/></text:span><text:span text:style-name="T37">Niveaux d’accès</text:span><text:tab/>3</text:a></text:p>
          <text:p text:style-name="P38"><text:a xlink:href="#_Toc506165242" office:target-frame-name="_top" xlink:show="replace"><text:span text:style-name="T39">b)</text:span><text:span text:style-name="T40"><text:tab/></text:span><text:span text:style-name="T41">Portail</text:span><text:tab/>3</text:a></text:p>
          <text:p text:style-name="P42"><text:a xlink:href="#_Toc506165243" office:target-frame-name="_top" xlink:show="replace"><text:span text:style-name="T43">c)</text:span><text:span text:style-name="T44"><text:tab/></text:span><text:span text:style-name="T45">Accès sécurisé</text:span><text:tab/>3</text:a></text:p>
          <text:p text:style-name="P46"><text:a xlink:href="#_Toc506165244" office:target-frame-name="_top" xlink:show="replace"><text:span text:style-name="T47">d)</text:span><text:span text:style-name="T48"><text:tab/></text:span><text:span text:style-name="T49">Suivi des projets</text:span><text:tab/>3</text:a></text:p>
          <text:p text:style-name="P50"><text:a xlink:href="#_Toc506165245" office:target-frame-name="_top" xlink:show="replace"><text:span text:style-name="T51">e)</text:span><text:span text:style-name="T52"><text:tab/></text:span><text:span text:style-name="T53">Création / Edition des projets</text:span><text:tab/>3</text:a></text:p>
          <text:p text:style-name="P54"><text:a xlink:href="#_Toc506165246" office:target-frame-name="_top" xlink:show="replace"><text:span text:style-name="T55">3.</text:span><text:tab/><text:span text:style-name="T56">Description graphique et ergonomique</text:span><text:tab/>3</text:a></text:p>
          <text:p text:style-name="P57"><text:a xlink:href="#_Toc506165247" office:target-frame-name="_top" xlink:show="replace"><text:span text:style-name="T58">a)</text:span><text:span text:style-name="T59"><text:tab/></text:span><text:span text:style-name="T60">Cas d’utilisation</text:span><text:tab/>3</text:a></text:p>
          <text:p text:style-name="P61"><text:a xlink:href="#_Toc506165248" office:target-frame-name="_top" xlink:show="replace"><text:span text:style-name="T62">b)</text:span><text:span text:style-name="T63"><text:tab/></text:span><text:span text:style-name="T64">Design</text:span><text:tab/>3</text:a></text:p>
          <text:p text:style-name="P65"><text:a xlink:href="#_Toc506165249" office:target-frame-name="_top" xlink:show="replace"><text:span text:style-name="T66">c)</text:span><text:span text:style-name="T67"><text:tab/></text:span><text:span text:style-name="T68">Maquette</text:span><text:tab/>3</text:a></text:p>
        </text:index-body>
      </text:table-of-content>
      <text:p text:style-name="Normal"/>
      <text:p text:style-name="P69"/>
      <text:p text:style-name="P70"/>
      <text:list text:style-name="LFO1" text:continue-numbering="true">
        <text:list-item>
          <text:p text:style-name="P71"><text:bookmark-start text:name="_Toc506165234"/>Présentation d’ensemble du projet<text:bookmark-end text:name="_Toc506165234"/></text:p>
          <text:list text:continue-numbering="true">
            <text:list-item>
              <text:p text:style-name="P72"><text:bookmark-start text:name="_Toc506165235"/>Objectifs de la solution<text:bookmark-end text:name="_Toc506165235"/></text:p>
            </text:list-item>
          </text:list>
        </text:list-item>
      </text:list>
      <text:p text:style-name="P73">Centraliser les projets créés au sein de l’école. Mettre les projets concernés à disposition d’acteurs externes. Permettre aux créateurs d’avoir des retours sur leurs projets et idées de projet. Faciliter la formation d’équipes de développement au sein de l’école. Mettre à disposition des informations pertinentes et à jour concernant les projets en cours, en devenir ou terminés.</text:p>
      <text:list text:style-name="LFO1" text:continue-numbering="true">
        <text:list-item>
          <text:list>
            <text:list-item>
              <text:p text:style-name="P74"><text:bookmark-start text:name="_Toc506165236"/>Cible<text:bookmark-end text:name="_Toc506165236"/></text:p>
            </text:list-item>
          </text:list>
        </text:list-item>
      </text:list>
      <text:p text:style-name="P75">Les étudiants du 101 principalement ainsi que des acteurs externes pour la partie « Portail » de l’application.</text:p>
      <text:list text:style-name="LFO1" text:continue-numbering="true">
        <text:list-item>
          <text:list>
            <text:list-item>
              <text:p text:style-name="P76"><text:bookmark-start text:name="_Toc506165237"/>Niveau d’activité<text:bookmark-end text:name="_Toc506165237"/></text:p>
            </text:list-item>
          </text:list>
        </text:list-item>
      </text:list>
      <text:p text:style-name="P77">Faible trafic attendu (parc utilisateur de 200 max + quelques visiteurs externes).<text:s/></text:p>
      <text:list text:style-name="LFO1" text:continue-numbering="true">
        <text:list-item>
          <text:list>
            <text:list-item>
              <text:p text:style-name="P78"><text:bookmark-start text:name="_Toc506165238"/>Périmètre<text:bookmark-end text:name="_Toc506165238"/></text:p>
            </text:list-item>
          </text:list>
        </text:list-item>
      </text:list>
      <text:p text:style-name="P79">Plusieurs supports : Une plateforme web et une application mobile Android. Plateforme en Anglais</text:p>
      <text:list text:style-name="LFO1" text:continue-numbering="true">
        <text:list-item>
          <text:list>
            <text:list-item>
              <text:p text:style-name="P80"><text:bookmark-start text:name="_Toc506165239"/>Hébergement<text:bookmark-end text:name="_Toc506165239"/></text:p>
            </text:list-item>
          </text:list>
        </text:list-item>
      </text:list>
      <text:p text:style-name="P81">Hébergement sur machine virtuelle au sein de l’école.</text:p>
      <text:p text:style-name="P82"/>
      <text:list text:style-name="LFO1" text:continue-numbering="true">
        <text:list-item>
          <text:p text:style-name="P83"><text:bookmark-start text:name="_Toc506165240"/>Description fonctionnelle<text:bookmark-end text:name="_Toc506165240"/></text:p>
          <text:list text:continue-numbering="true">
            <text:list-item>
              <text:p text:style-name="P84"><text:bookmark-start text:name="_Toc506165241"/>Niveaux d’accès<text:bookmark-end text:name="_Toc506165241"/></text:p>
            </text:list-item>
          </text:list>
        </text:list-item>
      </text:list>
      <text:p text:style-name="P85">L’application comportera plusieurs niveaux d’accès :</text:p>
      <text:list text:style-name="LFO2" text:continue-numbering="true">
        <text:list-item>
          <text:p text:style-name="P86">« Visitor » : Accès au portail des projets terminés et<text:s/>publics uniquement.</text:p>
        </text:list-item>
        <text:list-item>
          <text:p text:style-name="P87">« Student » : Accès aux fonctionnalités de l’ensemble de l’application.</text:p>
        </text:list-item>
        <text:list-item>
          <text:p text:style-name="P88">« Admin » : Droit de modération des projets / commentaires.</text:p>
        </text:list-item>
      </text:list>
      <text:p text:style-name="P89">Les utilisateurs peuvent posséder plusieurs niveaux d’accès concernant les différents projets :</text:p>
      <text:list text:style-name="LFO2" text:continue-numbering="true">
        <text:list-item>
          <text:p text:style-name="P90">« Visitor » : Accès aux informations publiques du projet.</text:p>
        </text:list-item>
        <text:list-item>
          <text:p text:style-name="P91">« Student » : Accès aux informations « Student » du projet.</text:p>
        </text:list-item>
        <text:list-item>
          <text:p text:style-name="P92">« Developer » : Accès aux informations « Developer » du projet, Flag « Developer » Dans les commentaires du projet.</text:p>
        </text:list-item>
        <text:list-item>
          <text:p text:style-name="P93">« Administrator » : Accès aux<text:s/>informations « Administrator » du projet. Edition du projet.</text:p>
        </text:list-item>
        <text:list-item>
          <text:p text:style-name="P94">« Creator » : Accès à la Redzone (Suppression du projet / Passation de droit).</text:p>
        </text:list-item>
      </text:list>
      <text:list text:style-name="LFO1" text:continue-numbering="true">
        <text:list-item>
          <text:list>
            <text:list-item>
              <text:p text:style-name="P95"><text:bookmark-start text:name="_Toc506165242"/>Portail<text:bookmark-end text:name="_Toc506165242"/></text:p>
            </text:list-item>
          </text:list>
        </text:list-item>
      </text:list>
      <text:p text:style-name="P96">Le portail affiche les différents projets terminés triés par défaut par ordre de priorité. Plusieurs options<text:s/>de tri sont disponibles. <text:s/>L’utilisateur peut soit accéder au projet (redirection), soir aux infos concernant le projet, soit voter pour le projet. Le portail doit être attractif et transmettre l’identité visuelle des projets affichés (bannières / image personnalisée). Un code couleur (plus un flag) doit permettre d’identifier le type de projet (Appli web / exécutable / etc.). Ne seront accessibles aux visiteurs que les projets désignés par leurs créateurs comme publiques.</text:p>
      <text:list text:style-name="LFO1" text:continue-numbering="true">
        <text:list-item>
          <text:list>
            <text:list-item>
              <text:p text:style-name="P97"><text:bookmark-start text:name="_Toc506165243"/>Accès sécurisé<text:bookmark-end text:name="_Toc506165243"/></text:p>
            </text:list-item>
          </text:list>
        </text:list-item>
      </text:list>
      <text:p text:style-name="P98">L’accès<text:s/>à<text:s/>l’application doit être protégé. L’utilisateur utilisera ses identifiants intra.42 pour accéder l’intégralité de la plateforme.<text:s/></text:p>
      <text:list text:style-name="LFO1" text:continue-numbering="true">
        <text:list-item>
          <text:list>
            <text:list-item>
              <text:p text:style-name="P99"><text:bookmark-start text:name="_Toc506165244"/>Suivi des projets<text:bookmark-end text:name="_Toc506165244"/></text:p>
            </text:list-item>
          </text:list>
        </text:list-item>
      </text:list>
      <text:p text:style-name="P100">Les projets évolueront en 4 phases :<text:s/></text:p>
      <text:list text:style-name="LFO2" text:continue-numbering="true">
        <text:list-item>
          <text:p text:style-name="P101">« Idea » : Le projet est encore à l’état d’œuf. Le but de cette phase, c’est de<text:s/>préciser / améliorer ses idées au contact des autres. Le projet recevra des votes de soutien, permettant d’évaluer au moins en partie la valeur de notre idée.</text:p>
        </text:list-item>
      </text:list>
      <text:p text:style-name="P102"/>
      <text:list text:style-name="LFO2" text:continue-numbering="true">
        <text:list-item>
          <text:p text:style-name="P103">« Hiring » : Le projet en vaut le coup, mais il faut une équipe pour le mener à bien. Ici on peut indiquer les besoins de l’équipe, les rôles ou missions proposés et les langages / compétences qui y sont abordés. Un utilisateur peut demander à rejoindre une équipe. Les administrateurs du projet pourront par la suite l’intégrer à l’équipe.</text:p>
        </text:list-item>
      </text:list>
      <text:p text:style-name="P104"/>
      <text:p text:style-name="P105"/>
      <text:list text:style-name="LFO2" text:continue-numbering="true">
        <text:list-item>
          <text:p text:style-name="P106">« Ongoing » : <text:s/>La réalisation est en cours. Le but ici, c’est d’informer les utilisateurs de l’avancement du projet, de possibles versions de test et pourquoi pas d’une possible date de sortie. Durant cette phase il sera possible de recruter a nouveau, faisant de ce fait apparaitre le projet dans la catégorie « hiring » en plus de « ongoing ».</text:p>
        </text:list-item>
      </text:list>
      <text:p text:style-name="P107"/>
      <text:list text:style-name="LFO2" text:continue-numbering="true">
        <text:list-item>
          <text:p text:style-name="P108">« Published » : <text:s/>La première version « stable » de l’appli est sortie. Désormais la page sert de vitrine pour le projet. On y trouve des informations sur la version actuelle,<text:s/>les futures mise à jour, les changelogs de la dernière mise à jour, d’éventuelles versions « unstable », etc. L’application peut être désignée comme publique pour la rendre accessible aux visiteurs.</text:p>
        </text:list-item>
      </text:list>
      <text:list text:style-name="LFO1" text:continue-numbering="true">
        <text:list-item>
          <text:list>
            <text:list-item>
              <text:p text:style-name="P109"><text:bookmark-start text:name="_Toc506165245"/>Création / Edition des projets<text:bookmark-end text:name="_Toc506165245"/></text:p>
            </text:list-item>
          </text:list>
        </text:list-item>
      </text:list>
      <text:p text:style-name="P110">La page de création permet d’ajouter un projet en le faisant partir d’une phase choisie, elle comporte un formulaire permettant l’édition des champs relatifs a cette phase.<text:s/></text:p>
      <text:p text:style-name="P111">La page d’édition fait suite à la page de création. Elle permet d’éditer les différents champs affichés aux<text:s/>utilisateurs, de gérer l’équipe et les droits utilisateurs. Aussi elle permet de faire « évoluer » le projet vers la prochaine phase. (Aucun retour n’est possible)</text:p>
      <text:p text:style-name="P112"/>
      <text:list text:style-name="LFO1" text:continue-numbering="true">
        <text:list-item>
          <text:p text:style-name="P113"><text:bookmark-start text:name="_Toc506165246"/>Description graphique et ergonomique<text:bookmark-end text:name="_Toc506165246"/></text:p>
          <text:list text:continue-numbering="true">
            <text:list-item>
              <text:p text:style-name="P114"><text:bookmark-start text:name="_Toc506165247"/>Cas d’utilisation<text:bookmark-end text:name="_Toc506165247"/></text:p>
            </text:list-item>
            <text:list-item>
              <text:p text:style-name="P115"><text:bookmark-start text:name="_Toc506165248"/>Design<text:bookmark-end text:name="_Toc506165248"/></text:p>
            </text:list-item>
          </text:list>
        </text:list-item>
      </text:list>
      <text:p text:style-name="P116">Le design doit être simple et reproductible sur mobile.</text:p>
      <text:list text:style-name="LFO1" text:continue-numbering="true">
        <text:list-item>
          <text:list>
            <text:list-item>
              <text:p text:style-name="P117"><text:bookmark-start text:name="_Toc506165249"/>Maquette<text:bookmark-end text:name="_Toc506165249"/></text:p>
            </text:list-item>
          </text:list>
        </text:list-item>
      </text:list>
      <text:list text:style-name="LFO1" text:continue-numbering="true">
        <text:list-item>
          <text:p text:style-name="P118">Evolutions</text:p>
        </text:list-item>
      </text:list>
      <text:list text:style-name="LFO3" text:continue-numbering="true">
        <text:list-item>
          <text:list>
            <text:list-item>
              <text:p text:style-name="P119">Bug report</text:p>
            </text:list-item>
            <text:list-item>
              <text:p text:style-name="P120">Lier un dépôt<text:s/>Github<text:s/>à un projet</text:p>
            </text:list-item>
            <text:list-item>
              <text:p text:style-name="P121">Statut on / off des projets terminés</text:p>
            </text:list-item>
            <text:list-item>
              <text:p text:style-name="P122"><text:span text:style-name="T123">U</text:span><text:span text:style-name="T124">n fil d’actualité pour les projets terminé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Light" style:font-name-asian="Times New Roman" style:font-name-complex="Times New Roman"/>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Light" style:font-name-asian="Times New Roman" style:font-name-complex="Times New Roman"/>
    </style:style>
    <style:style style:name="WW_CharLFO3LVL2"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lien Marquet</meta:initial-creator>
    <dc:creator>Julien Marquet</dc:creator>
    <meta:creation-date>2018-02-12T01:00:00Z</meta:creation-date>
    <dc:date>2018-02-12T10:48:00Z</dc:date>
    <meta:template xlink:href="Normal.dotm" xlink:type="simple"/>
    <meta:editing-cycles>17</meta:editing-cycles>
    <meta:editing-duration>PT8940S</meta:editing-duration>
    <meta:document-statistic meta:page-count="6" meta:paragraph-count="10" meta:word-count="838" meta:character-count="5441" meta:row-count="38" meta:non-whitespace-character-count="4613"/>
  </office:meta>
</office:document-meta>
</file>